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xforms="http://www.w3.org/2002/xforms" xmlns:field="urn:openoffice:names:experimental:ooo-ms-interop:xmlns:field:1.0" xmlns:xsd="http://www.w3.org/2001/XMLSchema" xmlns:dr3d="urn:oasis:names:tc:opendocument:xmlns:dr3d:1.0" xmlns:of="urn:oasis:names:tc:opendocument:xmlns:of:1.2" xmlns:xsi="http://www.w3.org/2001/XMLSchema-instance" xmlns:dc="http://purl.org/dc/elements/1.1/" xmlns:dom="http://www.w3.org/2001/xml-events" xmlns:table="urn:oasis:names:tc:opendocument:xmlns:table:1.0" xmlns:fo="urn:oasis:names:tc:opendocument:xmlns:xsl-fo-compatible:1.0" xmlns:xhtml="http://www.w3.org/1999/xhtml" xmlns:math="http://www.w3.org/1998/Math/MathML" xmlns:text="urn:oasis:names:tc:opendocument:xmlns:text:1.0" xmlns:xlink="http://www.w3.org/1999/xlink" xmlns:ooo="http://openoffice.org/2004/office" xmlns:script="urn:oasis:names:tc:opendocument:xmlns:script:1.0" xmlns:style="urn:oasis:names:tc:opendocument:xmlns:style:1.0" xmlns:form="urn:oasis:names:tc:opendocument:xmlns:form:1.0" xmlns:draw="urn:oasis:names:tc:opendocument:xmlns:drawing:1.0" xmlns:oooc="http://openoffice.org/2004/calc" xmlns:meta="urn:oasis:names:tc:opendocument:xmlns:meta:1.0" xmlns:number="urn:oasis:names:tc:opendocument:xmlns:datastyle:1.0" xmlns:ooow="http://openoffice.org/2004/writer" xmlns:svg="urn:oasis:names:tc:opendocument:xmlns:svg-compatible:1.0" xmlns:grddl="http://www.w3.org/2003/g/data-view#" xmlns:rpt="http://openoffice.org/2005/report" xmlns:chart="urn:oasis:names:tc:opendocument:xmlns:chart:1.0" xmlns:office="urn:oasis:names:tc:opendocument:xmlns:office:1.0" office:version="1.1">
  <office:scripts/>
  <office:font-face-decls>
    <style:font-face style:name="PodStarSymbol" svg:font-family="StarSymbol"/>
    <style:font-face svg:font-family="Tahoma" style:name="Tahoma2"/>
    <style:font-face style:font-family-generic="swiss" svg:font-family="Tahoma" style:name="Tahoma"/>
    <style:font-face svg:font-family="'Lucida Sans Unicode'" style:font-pitch="variable" style:name="Lucida Sans Unicode"/>
    <style:font-face svg:font-family="Tahoma" style:font-pitch="variable" style:name="Tahoma1"/>
    <style:font-face style:font-family-generic="roman" svg:font-family="'Times New Roman'" style:font-pitch="variable" style:name="Times New Roman"/>
    <style:font-face style:font-family-generic="swiss" svg:font-family="Arial" style:font-pitch="variable" style:name="Arial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style:width="6.114cm" table:align="left"/>
    </style:style>
    <style:style style:family="table-column" style:name="Tableau1.A">
      <style:table-column-properties style:column-width="6.114cm"/>
    </style:style>
    <style:style style:family="table-row" style:name="Tableau1.1">
      <style:table-row-properties style:min-row-height="4.18cm"/>
    </style:style>
    <style:style style:family="table-cell" style:name="Tableau1.A1">
      <style:table-cell-properties fo:padding="0.097cm" fo:border="0.002cm solid #000000"/>
    </style:style>
    <style:style style:family="paragraph" style:parent-style-name="Text_20_body" style:name="P1">
      <style:text-properties style:font-weight-complex="bold" style:font-weight-asian="bold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ables generation.</text:p>
      <text:p text:style-name="Text_20_body">Sample Splunk command to use :</text:p>
      <text:p text:style-name="P1">index=_internal source=*metrics.log splunk_server="*" | eval MB=kb/1024 | search group = per_sourcetype_thruput |stats sum(MB) as sumMB by series | sort -sumMB| docgen -tfile=ForTable.odt</text:p>
      <text:p text:style-name="Standard">By default (without -ofile parameter) results document could be found in splunk_home/etc/apps/odts_splunk/results folder</text:p>
      <text:p text:style-name="Standard"/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localprocesses</text:p>
              <text:p text:style-name="Table_20_Contents">13.998208158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plunkd</text:p>
              <text:p text:style-name="Table_20_Contents">9.318895329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localnetwork</text:p>
              <text:p text:style-name="Table_20_Contents">2.883328488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audittrail</text:p>
              <text:p text:style-name="Table_20_Contents">1.249674805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localphysicaldisk</text:p>
              <text:p text:style-name="Table_20_Contents">1.051530860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memory</text:p>
              <text:p text:style-name="Table_20_Contents">0.503265584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cputime</text:p>
              <text:p text:style-name="Table_20_Contents">0.501298989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plunkd_access</text:p>
              <text:p text:style-name="Table_20_Contents">0.4592466360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cheduler</text:p>
              <text:p text:style-name="Table_20_Contents">0.406785024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tash</text:p>
              <text:p text:style-name="Table_20_Contents">0.315578484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ineventlog:application</text:p>
              <text:p text:style-name="Table_20_Contents">0.117578507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mi:freediskspace</text:p>
              <text:p text:style-name="Table_20_Contents">0.0760230232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plunk_web_access</text:p>
              <text:p text:style-name="Table_20_Contents">0.0345077626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ineventlog:security</text:p>
              <text:p text:style-name="Table_20_Contents">0.030265808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ineventlog:system</text:p>
              <text:p text:style-name="Table_20_Contents">0.025074002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windowsupdatelog</text:p>
              <text:p text:style-name="Table_20_Contents">0.010153770</text:p>
            </table:table-cell>
          </table:table-row>
        </table:table-header-rows>
      </table:table>
      <table:table table:style-name="Tableau1" table:name="Tableau1">
        <table:table-column table:style-name="Tableau1.A"/>
        <table:table-header-rows>
          <table:table-row table:style-name="Tableau1.1">
            <table:table-cell table:style-name="Tableau1.A1" office:value-type="string">
              <text:p text:style-name="Table_20_Contents">splunk_web_service</text:p>
              <text:p text:style-name="Table_20_Contents">0.008295060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dr3d="urn:oasis:names:tc:opendocument:xmlns:dr3d:1.0" xmlns:of="urn:oasis:names:tc:opendocument:xmlns:of:1.2" xmlns:dc="http://purl.org/dc/elements/1.1/" xmlns:dom="http://www.w3.org/2001/xml-events" xmlns:table="urn:oasis:names:tc:opendocument:xmlns:table:1.0" xmlns:fo="urn:oasis:names:tc:opendocument:xmlns:xsl-fo-compatible:1.0" xmlns:xhtml="http://www.w3.org/1999/xhtml" xmlns:math="http://www.w3.org/1998/Math/MathML" xmlns:text="urn:oasis:names:tc:opendocument:xmlns:text:1.0" xmlns:xlink="http://www.w3.org/1999/xlink" xmlns:ooo="http://openoffice.org/2004/office" xmlns:script="urn:oasis:names:tc:opendocument:xmlns:script:1.0" xmlns:style="urn:oasis:names:tc:opendocument:xmlns:style:1.0" xmlns:form="urn:oasis:names:tc:opendocument:xmlns:form:1.0" xmlns:draw="urn:oasis:names:tc:opendocument:xmlns:drawing:1.0" xmlns:oooc="http://openoffice.org/2004/calc" xmlns:meta="urn:oasis:names:tc:opendocument:xmlns:meta:1.0" xmlns:number="urn:oasis:names:tc:opendocument:xmlns:datastyle:1.0" xmlns:ooow="http://openoffice.org/2004/writer" xmlns:svg="urn:oasis:names:tc:opendocument:xmlns:svg-compatible:1.0" xmlns:grddl="http://www.w3.org/2003/g/data-view#" xmlns:rpt="http://openoffice.org/2005/report" xmlns:chart="urn:oasis:names:tc:opendocument:xmlns:chart:1.0" xmlns:office="urn:oasis:names:tc:opendocument:xmlns:office:1.0" office:version="1.1">
  <office:font-face-decls>
    <style:font-face style:name="PodStarSymbol" svg:font-family="StarSymbol"/>
    <style:font-face svg:font-family="Tahoma" style:name="Tahoma2"/>
    <style:font-face style:font-family-generic="swiss" svg:font-family="Tahoma" style:name="Tahoma"/>
    <style:font-face svg:font-family="'Lucida Sans Unicode'" style:font-pitch="variable" style:name="Lucida Sans Unicode"/>
    <style:font-face svg:font-family="Tahoma" style:font-pitch="variable" style:name="Tahoma1"/>
    <style:font-face style:font-family-generic="roman" svg:font-family="'Times New Roman'" style:font-pitch="variable" style:name="Times New Roman"/>
    <style:font-face style:font-family-generic="swiss" svg:font-family="Arial" style:font-pitch="variable" style:name="Arial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tyle:flow-with-text="false" draw:end-line-spacing-vertical="0.283cm" draw:end-line-spacing-horizontal="0.283cm" draw:start-line-spacing-horizontal="0.283cm" draw:start-line-spacing-vertical="0.283cm" draw:shadow-offset-x="0.3cm" draw:shadow-offset-y="0.3cm" fo:wrap-option="no-wrap"/>
      <style:paragraph-properties style:line-break="strict" style:writing-mode="lr-tb" style:font-independent-line-spacing="false" style:text-autospace="ideograph-alpha">
        <style:tab-stops/>
      </style:paragraph-properties>
      <style:text-properties style:language-asian="zxx" style:font-size-asian="12pt" fo:language="fr" style:font-size-complex="12pt" style:country-complex="none" fo:font-size="12pt" style:language-complex="zxx" style:country-asian="none" fo:country="BE" style:use-window-font-color="true"/>
    </style:default-style>
    <style:default-style style:family="paragraph">
      <style:paragraph-properties style:text-autospace="ideograph-alpha" style:writing-mode="page" fo:hyphenation-ladder-count="no-limit" style:punctuation-wrap="hanging" style:line-break="strict" style:tab-stop-distance="1.251cm"/>
      <style:text-properties style:language-asian="zxx" style:font-name="Times New Roman" fo:language="fr" style:country-asian="none" style:font-size-complex="12pt" style:country-complex="none" fo:font-size="12pt" style:font-size-asian="12pt" style:font-name-asian="Lucida Sans Unicode" style:language-complex="zxx" style:font-name-complex="Tahoma1" fo:hyphenation-push-char-count="2" fo:hyphenation-remain-char-count="2" fo:country="BE" fo:hyphenate="fals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family="paragraph" style:parent-style-name="Standard" style:class="text" style:display-name="Text body" style:name="Text_20_body">
      <style:paragraph-properties fo:margin-bottom="0.212cm" fo:margin-top="0cm"/>
    </style:style>
    <style:style style:family="paragraph" style:parent-style-name="Standard" style:class="text" style:next-style-name="Text_20_body" style:name="Heading">
      <style:paragraph-properties fo:margin-bottom="0.212cm" fo:keep-with-next="always" fo:margin-top="0.423cm"/>
      <style:text-properties style:font-size-complex="14pt" style:font-name="Arial" style:font-size-asian="14pt" fo:font-size="14pt" style:font-name-asian="Lucida Sans Unicode" style:font-name-complex="Tahoma1"/>
    </style:style>
    <style:style style:family="paragraph" style:parent-style-name="Text_20_body" style:class="list" style:name="List">
      <style:text-properties style:font-name-complex="Tahoma2"/>
    </style:style>
    <style:style style:family="paragraph" style:parent-style-name="Standard" style:class="extra" style:display-name="Table Contents" style:name="Table_20_Contents">
      <style:paragraph-properties text:line-number="0" text:number-lines="false"/>
    </style:style>
    <style:style style:family="paragraph" style:parent-style-name="Standard" style:class="extra" style:name="Caption">
      <style:paragraph-properties fo:margin-bottom="0.212cm" text:line-number="0" text:number-lines="false" fo:margin-top="0.212cm"/>
      <style:text-properties style:font-size-complex="12pt" style:font-size-asian="12pt" style:font-style-complex="italic" fo:font-size="12pt" fo:font-style="italic" style:font-name-complex="Tahoma2" style:font-style-asian="italic"/>
    </style:style>
    <style:style style:family="paragraph" style:parent-style-name="Standard" style:class="index" style:name="Index">
      <style:paragraph-properties text:line-number="0" text:number-lines="false"/>
      <style:text-properties style:font-name-complex="Tahoma2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footnotes-position="page" text:start-value="0" text:note-class="footnote" style:num-format="1" text:start-numbering-at="document"/>
    <text:notes-configuration text:start-value="0" text:note-class="endnote" style:num-format="i"/>
    <text:linenumbering-configuration text:offset="0.499cm" text:number-position="left" style:num-format="1" text:increment="5" text:number-lines="false"/>
  </office:styles>
  <office:automatic-styles>
    <style:page-layout style:name="Mpm1">
      <style:page-layout-properties style:footnote-max-height="0cm" style:num-format="1" fo:margin-left="2cm" fo:margin-right="2cm" fo:margin-top="2cm" style:print-orientation="portrait" fo:page-width="20.999cm" fo:margin-bottom="2cm" style:writing-mode="lr-tb" fo:page-height="29.699cm">
        <style:footnote-sep style:color="#000000" style:distance-before-sep="0.101cm" style:distance-after-sep="0.101cm" style:rel-width="25%" style:width="0.018cm" style:adjustment="left"/>
      </style:page-layout-properties>
      <style:header-style/>
      <style:footer-style/>
    </style:page-layout>
  </office:automatic-styles>
  <office:master-styles>
    <style:master-page style:page-layout-name="M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generator>OpenOffice.org/3.4.1$Win32 OpenOffice.org_project/341m1$Build-9593</meta:generator>
    <meta:initial-creator>Gaetan Delannay</meta:initial-creator>
    <meta:creation-date>2006-10-26T13:33:26</meta:creation-date>
    <dc:date>2012-10-30T13:59:18.46</dc:date>
    <dc:language>fr-BE</dc:language>
    <meta:editing-cycles>13</meta:editing-cycles>
    <meta:editing-duration>PT12M25S</meta:editing-duration>
    <meta:document-statistic meta:table-count="1" meta:image-count="0" meta:object-count="0" meta:page-count="1" meta:paragraph-count="6" meta:word-count="46" meta:character-count="385"/>
    <meta:user-defined meta:name="Info 1"/>
    <meta:user-defined meta:name="Info 2"/>
    <meta:user-defined meta:name="Info 3"/>
    <meta:user-defined meta:name="Info 4"/>
  </office:meta>
</office:document-meta>
</file>